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051cm" draw:marker-start-width="0.279cm" draw:marker-end-width="0.279cm" draw:textarea-horizontal-align="justify" draw:textarea-vertical-align="middle" draw:auto-grow-height="false" fo:padding-top="0.15cm" fo:padding-bottom="0.15cm" fo:padding-left="0.275cm" fo:padding-right="0.275cm"/>
    </style:style>
    <style:style style:name="gr2" style:family="graphic" style:parent-style-name="standard">
      <style:graphic-properties draw:stroke="dash" draw:stroke-dash="Fine_20_Dashed_20__28_var_29_" svg:stroke-width="0.051cm" draw:marker-start-width="0.279cm" draw:marker-end-width="0.279cm" draw:textarea-horizontal-align="justify" draw:textarea-vertical-align="middle" draw:auto-grow-height="false" fo:padding-top="0.15cm" fo:padding-bottom="0.15cm" fo:padding-left="0.275cm" fo:padding-right="0.275cm"/>
    </style:style>
    <style:style style:name="gr3" style:family="graphic" style:parent-style-name="standard">
      <style:graphic-properties draw:stroke="dash" draw:stroke-dash="Fine_20_Dashed_20__28_var_29_" draw:textarea-horizontal-align="justify" draw:textarea-vertical-align="middle" draw:auto-grow-height="false"/>
    </style:style>
    <style:style style:name="gr4" style:family="graphic" style:parent-style-name="standard">
      <style:graphic-properties draw:stroke="solid" draw:stroke-dash="Fine_20_Dashed_20__28_var_29_" draw:textarea-horizontal-align="justify" draw:textarea-vertical-align="middle" draw:auto-grow-height="false"/>
    </style:style>
    <style:style style:name="gr5" style:family="graphic" style:parent-style-name="objectwithoutfill">
      <style:graphic-properties draw:stroke="dash" draw:stroke-dash="Fine_20_Dashed_20__28_var_29_" svg:stroke-width="0.051cm" svg:stroke-color="#808080" draw:marker-start-width="0.279cm" draw:marker-end-width="0.279cm" draw:fill="none" draw:textarea-vertical-align="middle" fo:padding-top="0.15cm" fo:padding-bottom="0.15cm" fo:padding-left="0.275cm" fo:padding-right="0.275cm"/>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stroke="none" svg:stroke-color="#000000" draw:fill="none" draw:fill-color="#ffffff" fo:min-height="1.27cm"/>
    </style:style>
    <style:style style:name="gr8" style:family="graphic" style:parent-style-name="standard">
      <style:graphic-properties draw:opacity="25%" draw:textarea-horizontal-align="justify" draw:textarea-vertical-align="middle" draw:auto-grow-height="false" draw:shadow-opacity="25%"/>
    </style:style>
    <style:style style:name="gr9" style:family="graphic" style:parent-style-name="objectwithoutfill">
      <style:graphic-properties svg:stroke-width="0.051cm" svg:stroke-color="#808080" draw:marker-start="" draw:marker-start-width="0.279cm" draw:marker-end="Symmetric_20_Arrow" draw:marker-end-width="0.279cm" draw:fill="none" draw:textarea-vertical-align="middle" fo:padding-top="0.15cm" fo:padding-bottom="0.15cm" fo:padding-left="0.275cm" fo:padding-right="0.275cm"/>
    </style:style>
    <style:style style:name="gr10" style:family="graphic" style:parent-style-name="objectwithoutfill">
      <style:graphic-properties svg:stroke-width="0.051cm" svg:stroke-color="#808080" draw:marker-start="Symmetric_20_Arrow" draw:marker-start-width="0.279cm" draw:marker-end="" draw:marker-end-width="0.279cm" draw:fill="none" draw:textarea-vertical-align="middle" fo:padding-top="0.15cm" fo:padding-bottom="0.15cm" fo:padding-left="0.275cm" fo:padding-right="0.275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stroke="none" svg:stroke-color="#000000" draw:fill="none" draw:fill-color="#ffffff" draw:textarea-vertical-align="bottom" fo:min-height="2.286cm"/>
    </style:style>
    <style:style style:name="gr13" style:family="graphic" style:parent-style-name="standard">
      <style:graphic-properties draw:stroke="none" svg:stroke-color="#000000" draw:fill="none" draw:fill-color="#ffffff" draw:textarea-vertical-align="bottom" fo:min-height="3.433cm"/>
    </style:style>
    <style:style style:name="gr14" style:family="graphic" style:parent-style-name="standard">
      <style:graphic-properties draw:stroke="dash" draw:stroke-dash="Fine_20_Dashed_20__28_var_29_" svg:stroke-width="0.051cm" draw:marker-start-width="0.279cm" draw:marker-end-width="0.279cm" draw:fill-color="#ff8080" draw:textarea-horizontal-align="justify" draw:textarea-vertical-align="middle" draw:auto-grow-height="false" fo:padding-top="0.15cm" fo:padding-bottom="0.15cm" fo:padding-left="0.275cm" fo:padding-right="0.275cm"/>
    </style:style>
    <style:style style:name="gr15" style:family="graphic" style:parent-style-name="standard">
      <style:graphic-properties draw:fill-color="#ff8080" draw:textarea-horizontal-align="justify" draw:textarea-vertical-align="middle" draw:auto-grow-height="false"/>
    </style:style>
    <style:style style:name="gr16" style:family="graphic" style:parent-style-name="standard">
      <style:graphic-properties draw:stroke="dash" draw:stroke-dash="Fine_20_Dashed_20__28_var_29_" draw:fill-color="#ff8080" draw:textarea-horizontal-align="justify" draw:textarea-vertical-align="middle" draw:auto-grow-height="false"/>
    </style:style>
    <style:style style:name="P1" style:family="paragraph">
      <style:paragraph-properties fo:text-align="start"/>
    </style:style>
    <style:style style:name="P2" style:family="paragraph">
      <style:paragraph-properties fo:text-align="center"/>
    </style:style>
    <style:style style:name="P3" style:family="paragraph">
      <style:paragraph-properties fo:text-align="center"/>
      <style:text-properties fo:font-size="12pt" style:font-size-asian="12pt" style:font-size-complex="12pt"/>
    </style:style>
    <style:style style:name="P4" style:family="paragraph">
      <style:text-properties fo:font-size="14pt" fo:font-style="italic" style:font-size-asian="14pt" style:font-style-asian="italic" style:font-size-complex="14pt" style:font-style-complex="italic"/>
    </style:style>
    <style:style style:name="P5" style:family="paragraph">
      <style:paragraph-properties fo:text-align="start"/>
      <style:text-properties fo:font-size="14pt" fo:font-style="italic" style:font-size-asian="14pt" style:font-style-asian="italic" style:font-size-complex="14pt" style:font-style-complex="italic"/>
    </style:style>
    <style:style style:name="P6" style:family="paragraph">
      <style:paragraph-properties fo:text-align="center"/>
      <style:text-properties fo:font-size="11pt" style:font-size-asian="11pt" style:font-size-complex="11pt"/>
    </style:style>
    <style:style style:name="T1" style:family="text">
      <style:text-properties fo:font-size="12pt" style:font-size-asian="12pt" style:font-size-complex="12pt"/>
    </style:style>
    <style:style style:name="T2" style:family="text">
      <style:text-properties fo:font-size="14pt" fo:font-style="italic" style:font-size-asian="14pt" style:font-style-asian="italic" style:font-size-complex="14pt" style:font-style-complex="italic"/>
    </style:style>
    <style:style style:name="T3"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7.62cm" svg:height="1.27cm" svg:x="6.115cm" svg:y="5.449cm">
          <text:p text:style-name="P1">Brown, Charli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7.62cm" svg:height="1.27cm" svg:x="6.115cm" svg:y="7.354cm">
          <text:p text:style-name="P1">Bunny, Bug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7.62cm" svg:height="1.27cm" svg:x="6.115cm" svg:y="9.259cm">
          <text:p text:style-name="P1">Doo, Scoob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7.62cm" svg:height="1.27cm" svg:x="6.115cm" svg:y="11.164cm">
          <text:p text:style-name="P1">Mouse, Mick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7.62cm" svg:height="1.27cm" svg:x="6.115cm" svg:y="13.069cm">
          <text:p text:style-name="P1">Simpson, Bar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7.62cm" svg:height="1.27cm" svg:x="6.115cm" svg:y="14.974cm">
          <text:p text:style-name="P1">Simpson, Ho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7.62cm" svg:height="1.27cm" svg:x="6.115cm" svg:y="3.544cm">
          <text:p text:style-name="P2"><text:span text:style-name="T1">E_BOOK_CURSOR_ORIGIN_BEG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7.62cm" svg:height="1.27cm" svg:x="6.115cm" svg:y="16.879cm">
          <text:p text:style-name="P2"><text:span text:style-name="T1">E_BOOK_CURSOR_ORIGIN_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1.27cm" svg:height="1.27cm" svg:x="4.21cm" svg:y="3.544cm">
          <text:p text:style-name="P2">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27cm" svg:height="1.27cm" svg:x="4.21cm" svg:y="5.449cm">
          <text:p text:style-name="P2">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27cm" svg:height="1.27cm" svg:x="4.21cm" svg:y="7.354cm">
          <text:p text:style-name="P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27cm" svg:height="1.27cm" svg:x="4.21cm" svg:y="9.214cm">
          <text:p text:style-name="P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27cm" svg:height="1.27cm" svg:x="4.21cm" svg:y="11.164cm">
          <text:p text:style-name="P2">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27cm" svg:height="1.27cm" svg:x="4.21cm" svg:y="13.069cm">
          <text:p text:style-name="P2">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27cm" svg:height="1.27cm" svg:x="4.21cm" svg:y="14.974cm">
          <text:p text:style-name="P2">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27cm" svg:height="1.27cm" svg:x="4.21cm" svg:y="16.879cm">
          <text:p text:style-name="P2">7</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 draw:text-style-name="P2" draw:layer="layout" svg:x1="3.575cm" svg:y1="5.125cm" svg:x2="14.97cm" svg:y2="5.156cm">
          <text:p/>
        </draw:line>
        <draw:line draw:style-name="gr5" draw:text-style-name="P2" draw:layer="layout" svg:x1="3.54cm" svg:y1="16.573cm" svg:x2="14.97cm" svg:y2="16.573cm">
          <text:p/>
        </draw:line>
        <draw:custom-shape draw:style-name="gr6" draw:text-style-name="P2" draw:layer="layout" svg:width="1.651cm" svg:height="1.27cm" svg:x="2.27cm" svg:y="11.164cm">
          <text:p text:style-name="P2">+4</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 draw:text-style-name="P2" draw:layer="layout" svg:x1="16.24cm" svg:y1="3.54cm" svg:x2="16.24cm" svg:y2="20.05cm">
          <text:p/>
        </draw:line>
        <draw:frame draw:style-name="gr7" draw:text-style-name="P4" draw:layer="layout" svg:width="13.97cm" svg:height="1.52cm" svg:x="2.27cm" svg:y="18.784cm">
          <draw:text-box>
            <text:p><text:span text:style-name="T2">Stepping four contacts from the initial position traverses four contacts, causing the cursor to point to the fourth contact.</text:span></text:p>
          </draw:text-box>
        </draw:frame>
        <draw:custom-shape draw:style-name="gr8" draw:text-style-name="P2" draw:layer="layout" svg:width="1.651cm" svg:height="1.27cm" svg:x="2.27cm" svg:y="3.5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path draw:style-name="gr9" draw:text-style-name="P2" draw:layer="layout" svg:width="5.47cm" svg:height="2.357cm" draw:transform="skewX (0.178198116628621) rotate (-1.95127810372966) translate (4.93681117355533cm 6.08010966768496cm)" svg:viewBox="0 0 5471 2358" svg:d="m0 2358c3420 0 5471-2358 5471-2358">
          <text:p/>
        </draw:path>
        <draw:custom-shape draw:style-name="gr1" draw:text-style-name="P2" draw:layer="layout" svg:width="7.62cm" svg:height="1.27cm" svg:x="21.355cm" svg:y="5.449cm">
          <text:p text:style-name="P1">Brown, Charli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7.62cm" svg:height="1.27cm" svg:x="21.355cm" svg:y="7.354cm">
          <text:p text:style-name="P1">Bunny, Bug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7.62cm" svg:height="1.27cm" svg:x="21.355cm" svg:y="9.259cm">
          <text:p text:style-name="P1">Doo, Scoob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7.62cm" svg:height="1.27cm" svg:x="21.355cm" svg:y="11.164cm">
          <text:p text:style-name="P1">Mouse, Mick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7.62cm" svg:height="1.27cm" svg:x="21.355cm" svg:y="13.069cm">
          <text:p text:style-name="P1">Simpson, Bar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7.62cm" svg:height="1.27cm" svg:x="21.355cm" svg:y="14.974cm">
          <text:p text:style-name="P1">Simpson, Ho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7.62cm" svg:height="1.27cm" svg:x="21.355cm" svg:y="3.544cm">
          <text:p text:style-name="P2"><text:span text:style-name="T1">E_BOOK_CURSOR_ORIGIN_BEG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7.62cm" svg:height="1.27cm" svg:x="21.355cm" svg:y="16.879cm">
          <text:p text:style-name="P2"><text:span text:style-name="T1">E_BOOK_CURSOR_ORIGIN_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1.27cm" svg:height="1.27cm" svg:x="19.45cm" svg:y="3.544cm">
          <text:p text:style-name="P2">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27cm" svg:height="1.27cm" svg:x="19.45cm" svg:y="5.449cm">
          <text:p text:style-name="P2">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27cm" svg:height="1.27cm" svg:x="19.45cm" svg:y="7.354cm">
          <text:p text:style-name="P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27cm" svg:height="1.27cm" svg:x="19.45cm" svg:y="9.214cm">
          <text:p text:style-name="P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27cm" svg:height="1.27cm" svg:x="19.45cm" svg:y="11.164cm">
          <text:p text:style-name="P2">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27cm" svg:height="1.27cm" svg:x="19.45cm" svg:y="13.069cm">
          <text:p text:style-name="P2">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27cm" svg:height="1.27cm" svg:x="19.45cm" svg:y="14.974cm">
          <text:p text:style-name="P2">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27cm" svg:height="1.27cm" svg:x="19.45cm" svg:y="16.879cm">
          <text:p text:style-name="P2">7</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 draw:text-style-name="P2" draw:layer="layout" svg:x1="18.815cm" svg:y1="5.125cm" svg:x2="30.21cm" svg:y2="5.156cm">
          <text:p/>
        </draw:line>
        <draw:line draw:style-name="gr5" draw:text-style-name="P2" draw:layer="layout" svg:x1="18.78cm" svg:y1="16.573cm" svg:x2="30.21cm" svg:y2="16.573cm">
          <text:p/>
        </draw:line>
        <draw:custom-shape draw:style-name="gr8" draw:text-style-name="P2" draw:layer="layout" svg:width="1.651cm" svg:height="1.27cm" svg:x="17.51cm" svg:y="11.16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7" draw:text-style-name="P4" draw:layer="layout" svg:width="13.97cm" svg:height="3.026cm" svg:x="17.51cm" svg:y="18.784cm">
          <draw:text-box>
            <text:p><text:span text:style-name="T2">While stepping in reverse starting from “Mickey Mouse”, “Scooby Doo” will be the first contact traversed and the cursor will land on “Charlie Brown”. Note how this differs from a file position, where an offset can only point to a position between data or records.</text:span></text:p>
          </draw:text-box>
        </draw:frame>
        <draw:path draw:style-name="gr10" draw:text-style-name="P2" draw:layer="layout" svg:width="3.999cm" svg:height="2.03cm" draw:transform="skewX (-0.0225147473507268) rotate (-2.04535135041216) translate (19.8455642115097cm 7.60241750070956cm)" svg:viewBox="0 0 4000 2031" svg:d="m0 2031c2500 2 4000-2031 4000-2031">
          <text:p/>
        </draw:path>
        <draw:custom-shape draw:style-name="gr6" draw:text-style-name="P2" draw:layer="layout" svg:width="1.651cm" svg:height="1.27cm" svg:x="17.51cm" svg:y="5.445cm">
          <text:p text:style-name="P2">-3</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11" draw:layer="layout" svg:width="0.502cm" svg:height="1.187cm" svg:x="4.175cm" svg:y="37.83cm">
          <draw:text-box>
            <text:p/>
          </draw:text-box>
        </draw:frame>
        <draw:custom-shape draw:style-name="gr1" draw:text-style-name="P2" draw:layer="layout" svg:width="7.62cm" svg:height="1.27cm" svg:x="6.115cm" svg:y="24.499cm">
          <text:p text:style-name="P1">Brown, Charli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7.62cm" svg:height="1.27cm" svg:x="6.115cm" svg:y="26.404cm">
          <text:p text:style-name="P1">Bunny, Bug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7.62cm" svg:height="1.27cm" svg:x="6.115cm" svg:y="28.309cm">
          <text:p text:style-name="P1">Doo, Scoob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7.62cm" svg:height="1.27cm" svg:x="6.115cm" svg:y="30.214cm">
          <text:p text:style-name="P1">Mouse, Mick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7.62cm" svg:height="1.27cm" svg:x="6.115cm" svg:y="32.119cm">
          <text:p text:style-name="P1">Simpson, Bar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7.62cm" svg:height="1.27cm" svg:x="6.115cm" svg:y="34.024cm">
          <text:p text:style-name="P1">Simpson, Ho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7.62cm" svg:height="1.27cm" svg:x="6.115cm" svg:y="22.594cm">
          <text:p text:style-name="P2"><text:span text:style-name="T1">E_BOOK_CURSOR_ORIGIN_BEG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7.62cm" svg:height="1.27cm" svg:x="6.115cm" svg:y="35.929cm">
          <text:p text:style-name="P2"><text:span text:style-name="T1">E_BOOK_CURSOR_ORIGIN_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1.27cm" svg:height="1.27cm" svg:x="4.21cm" svg:y="22.594cm">
          <text:p text:style-name="P2">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27cm" svg:height="1.27cm" svg:x="4.21cm" svg:y="24.499cm">
          <text:p text:style-name="P2">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27cm" svg:height="1.27cm" svg:x="4.21cm" svg:y="26.404cm">
          <text:p text:style-name="P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27cm" svg:height="1.27cm" svg:x="4.21cm" svg:y="28.264cm">
          <text:p text:style-name="P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27cm" svg:height="1.27cm" svg:x="4.21cm" svg:y="30.214cm">
          <text:p text:style-name="P2">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27cm" svg:height="1.27cm" svg:x="4.21cm" svg:y="32.119cm">
          <text:p text:style-name="P2">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27cm" svg:height="1.27cm" svg:x="4.21cm" svg:y="34.024cm">
          <text:p text:style-name="P2">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27cm" svg:height="1.27cm" svg:x="4.21cm" svg:y="35.929cm">
          <text:p text:style-name="P2">7</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 draw:text-style-name="P2" draw:layer="layout" svg:x1="3.575cm" svg:y1="24.175cm" svg:x2="14.97cm" svg:y2="24.206cm">
          <text:p/>
        </draw:line>
        <draw:line draw:style-name="gr5" draw:text-style-name="P2" draw:layer="layout" svg:x1="3.54cm" svg:y1="35.623cm" svg:x2="14.97cm" svg:y2="35.623cm">
          <text:p/>
        </draw:line>
        <draw:custom-shape draw:style-name="gr8" draw:text-style-name="P2" draw:layer="layout" svg:width="1.651cm" svg:height="1.27cm" svg:x="2.27cm" svg:y="30.2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 draw:text-style-name="P2" draw:layer="layout" svg:x1="16.24cm" svg:y1="22.59cm" svg:x2="16.24cm" svg:y2="39.1cm">
          <text:p/>
        </draw:line>
        <draw:frame draw:style-name="gr12" draw:text-style-name="P5" draw:layer="layout" svg:width="13.97cm" svg:height="2.536cm" svg:x="2.27cm" svg:y="37.834cm">
          <draw:text-box>
            <text:p text:style-name="P1"><text:span text:style-name="T2">Stepping forward by 4 contacts will land us outside of the list. Only Bart and Homer Simpson will be returned and the cursor will now point to the symbolic end position. Receiving less results than requested is not considered an error.</text:span></text:p>
          </draw:text-box>
        </draw:frame>
        <draw:custom-shape draw:style-name="gr6" draw:text-style-name="P2" draw:layer="layout" svg:width="1.651cm" svg:height="1.27cm" svg:x="2.27cm" svg:y="35.925cm">
          <text:p text:style-name="P2">+4</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path draw:style-name="gr9" draw:text-style-name="P2" draw:layer="layout" svg:width="3.999cm" svg:height="2.03cm" draw:transform="skewX (-0.0225147473507268) rotate (-2.04535135041216) translate (4.60656421150973cm 32.3674175007096cm)" svg:viewBox="0 0 4000 2031" svg:d="m0 2031c2500 2 4000-2031 4000-2031">
          <text:p/>
        </draw:path>
        <draw:frame draw:style-name="gr11" draw:layer="layout" svg:width="0.502cm" svg:height="1.187cm" svg:x="19.415cm" svg:y="37.83cm">
          <draw:text-box>
            <text:p/>
          </draw:text-box>
        </draw:frame>
        <draw:custom-shape draw:style-name="gr1" draw:text-style-name="P2" draw:layer="layout" svg:width="7.62cm" svg:height="1.27cm" svg:x="21.32cm" svg:y="22.59cm">
          <text:p text:style-name="P1">Bunny, Bug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7.62cm" svg:height="1.27cm" svg:x="21.32cm" svg:y="24.495cm">
          <text:p text:style-name="P1">Doo, Scoob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7.62cm" svg:height="1.27cm" svg:x="21.32cm" svg:y="26.4cm">
          <text:p text:style-name="P1">Mouse, Mick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7.62cm" svg:height="1.27cm" svg:x="21.32cm" svg:y="28.305cm">
          <text:p text:style-name="P1">Simpson, Bar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7.62cm" svg:height="1.27cm" svg:x="21.32cm" svg:y="30.21cm">
          <text:p text:style-name="P1">Simpson, Ho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7.62cm" svg:height="1.27cm" svg:x="21.32cm" svg:y="32.115cm">
          <text:p text:style-name="P2"><text:span text:style-name="T1">E_BOOK_CURSOR_ORIGIN_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1.27cm" svg:height="1.27cm" svg:x="19.415cm" svg:y="22.59cm">
          <text:p text:style-name="P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27cm" svg:height="1.27cm" svg:x="19.415cm" svg:y="24.45cm">
          <text:p text:style-name="P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27cm" svg:height="1.27cm" svg:x="19.415cm" svg:y="26.4cm">
          <text:p text:style-name="P2">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27cm" svg:height="1.27cm" svg:x="19.415cm" svg:y="28.305cm">
          <text:p text:style-name="P2">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27cm" svg:height="1.27cm" svg:x="19.415cm" svg:y="30.21cm">
          <text:p text:style-name="P2">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27cm" svg:height="1.27cm" svg:x="19.415cm" svg:y="32.115cm">
          <text:p text:style-name="P2">7</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 draw:text-style-name="P2" draw:layer="layout" svg:x1="18.378cm" svg:y1="31.855cm" svg:x2="29.808cm" svg:y2="31.855cm">
          <text:p/>
        </draw:line>
        <draw:frame draw:style-name="gr13" draw:text-style-name="P5" draw:layer="layout" svg:width="13.97cm" svg:height="3.683cm" svg:x="17.51cm" svg:y="36.687cm">
          <draw:text-box>
            <text:p text:style-name="P1"><text:span text:style-name="T2">When the cursor is positioned at the symbolic end position, moving the cursor forwards triggers a query refused error. The same applies when moving in reverse from the symbolic begin position.</text:span></text:p>
            <text:p text:style-name="P1"><text:span text:style-name="T2"/></text:p>
            <text:p text:style-name="P1"><text:span text:style-name="T2">The cursor state is unaffected by these refused requests.</text:span></text:p>
          </draw:text-box>
        </draw:frame>
        <draw:custom-shape draw:style-name="gr8" draw:text-style-name="P2" draw:layer="layout" svg:width="1.651cm" svg:height="1.27cm" svg:x="17.51cm" svg:y="32.11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path draw:style-name="gr9" draw:text-style-name="P2" draw:layer="layout" svg:width="2.757cm" svg:height="1.587cm" draw:transform="skewX (-0.821002880138133) rotate (-2.55655828832129) translate (19.8099089973645cm 33.1322310344218cm)" svg:viewBox="0 0 2758 1588" svg:d="m0 1588c1723-3 2758-1588 2758-1588">
          <text:p/>
        </draw:path>
        <draw:custom-shape draw:style-name="gr14" draw:text-style-name="P6" draw:layer="layout" svg:width="7.62cm" svg:height="1.27cm" svg:x="21.32cm" svg:y="34.02cm">
          <text:p text:style-name="P6"><text:span text:style-name="T3">E_CLIENT_ERROR_QUERY_REFUS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 draw:layer="layout" svg:width="1.651cm" svg:height="1.27cm" svg:x="17.51cm" svg:y="34.02cm">
          <text:p text:style-name="P2">+1</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6" draw:text-style-name="P2" draw:layer="layout" svg:width="1.27cm" svg:height="1.27cm" svg:x="19.415cm" svg:y="34.02cm">
          <text:p text:style-name="P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Symmetric_20_Arrow" draw:display-name="Symmetric Arrow" svg:viewBox="0 0 1131 902" svg:d="m564 0-564 902h1131z"/>
    <draw:stroke-dash draw:name="Fine_20_Dashed_20__28_var_29_" draw:display-name="Fine Dashed (var)"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8.42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ristan </meta:initial-creator>
    <meta:creation-date>2013-10-19T22:04:24</meta:creation-date>
    <dc:date>2013-10-23T00:47:23</dc:date>
    <dc:creator>Tristan </dc:creator>
    <meta:editing-duration>P1DT1H48M6S</meta:editing-duration>
    <meta:editing-cycles>17</meta:editing-cycles>
    <meta:generator>LibreOffice/3.5$Linux_X86_64 LibreOffice_project/350m1$Build-2</meta:generator>
    <meta:document-statistic meta:object-count="89"/>
  </office:meta>
</office:document-meta>
</file>